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Path.getStep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th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th.TypePath( final byte [ ] typePathContainer , final int typePath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Path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ypePath.put( final TypePath typePath , final ByteVector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Path.getStepArgumen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th.fromString( final String typePat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